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apple-system" svg:font-family="apple-system, BlinkMacSystemFont, 'avenir next', avenir, 'helvetica neue', helvetica, ubuntu, roboto, noto, 'segoe ui', arial, sans-serif"/>
    <style:font-face style:name="var heading" svg:font-family="'var heading'"/>
    <style:font-face style:name="var monospace" svg:font-family="'va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282846" style:font-name="var heading" fo:font-size="11pt" fo:letter-spacing="normal" fo:font-style="normal" officeooo:paragraph-rsid="000e5803" style:font-size-asian="11pt" style:font-size-complex="11pt"/>
    </style:style>
    <style:style style:name="P2" style:family="paragraph" style:parent-style-name="Preformatted_20_Text">
      <style:paragraph-properties fo:line-height="140%" fo:orphans="2" fo:widows="2"/>
    </style:style>
    <style:style style:name="P3" style:family="paragraph" style:parent-style-name="Preformatted_20_Text">
      <style:paragraph-properties fo:line-height="140%" fo:orphans="2" fo:widows="2"/>
      <style:text-properties fo:font-size="11pt" style:font-size-asian="11pt" style:font-size-complex="11pt"/>
    </style:style>
    <style:style style:name="P4" style:family="paragraph" style:parent-style-name="Preformatted_20_Text">
      <style:paragraph-properties fo:margin-top="0in" fo:margin-bottom="0.1965in" loext:contextual-spacing="false" fo:line-height="140%" fo:orphans="2" fo:widows="2"/>
    </style:style>
    <style:style style:name="P5" style:family="paragraph" style:parent-style-name="Preformatted_20_Text">
      <style:paragraph-properties fo:margin-left="0in" fo:margin-right="0in" fo:margin-top="0in" fo:margin-bottom="0.1965in" loext:contextual-spacing="false" fo:line-height="140%" fo:orphans="2" fo:widows="2" fo:text-indent="0in" style:auto-text-indent="false"/>
    </style:style>
    <style:style style:name="P6" style:family="paragraph" style:parent-style-name="Preformatted_20_Text">
      <style:paragraph-properties fo:margin-left="0in" fo:margin-right="0in" fo:line-height="140%" fo:orphans="2" fo:widows="2" fo:text-indent="0in" style:auto-text-indent="false"/>
    </style:style>
    <style:style style:name="P7" style:family="paragraph" style:parent-style-name="Text_20_body">
      <style:paragraph-properties fo:margin-left="0in" fo:margin-right="0in" fo:orphans="2" fo:widows="2" fo:text-indent="0in" style:auto-text-indent="false"/>
      <style:text-properties fo:font-variant="normal" fo:text-transform="none" fo:color="#282846" style:font-name="apple-system" fo:font-size="11pt" fo:letter-spacing="normal" fo:font-style="normal" fo:font-weight="normal" style:font-size-asian="11pt" style:font-size-complex="11pt"/>
    </style:style>
    <style:style style:name="P8" style:family="paragraph" style:parent-style-name="Text_20_body">
      <style:paragraph-properties fo:margin-left="0in" fo:margin-right="0in" fo:orphans="2" fo:widows="2" fo:text-indent="0in" style:auto-text-indent="false"/>
      <style:text-properties fo:font-variant="normal" fo:text-transform="none" fo:color="#282846" style:font-name="apple-system" fo:font-size="11pt" fo:letter-spacing="normal" fo:font-style="normal" style:font-size-asian="11pt" style:font-size-complex="11pt"/>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82846" style:font-name="apple-system" fo:font-size="11pt" fo:letter-spacing="normal" fo:font-style="normal" fo:font-weight="normal" style:font-size-asian="11pt" style:font-size-complex="11pt"/>
    </style:style>
    <style:style style:name="P11"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282846" style:font-name="apple-system" fo:font-size="11pt" fo:letter-spacing="normal" fo:font-style="normal" fo:font-weight="normal" style:font-size-asian="11pt" style:font-size-complex="11pt"/>
    </style:style>
    <style:style style:name="P12" style:family="paragraph" style:parent-style-name="Text_20_body" style:list-style-name="L2">
      <style:paragraph-properties fo:margin-left="0in" fo:margin-right="0in" fo:orphans="2" fo:widows="2" fo:text-indent="0in" style:auto-text-indent="false" fo:padding="0in" fo:border="none"/>
    </style:style>
    <style:style style:name="P13" style:family="paragraph" style:parent-style-name="Text_20_body" style:list-style-name="L3">
      <style:paragraph-properties fo:margin-left="0in" fo:margin-right="0in" fo:orphans="2" fo:widows="2" fo:text-indent="0in" style:auto-text-indent="false" fo:padding="0in" fo:border="none"/>
    </style:style>
    <style:style style:name="P14" style:family="paragraph" style:parent-style-name="Text_20_body" style:list-style-name="L4">
      <style:paragraph-properties fo:margin-left="0in" fo:margin-right="0in" fo:orphans="2" fo:widows="2" fo:text-indent="0in" style:auto-text-indent="false" fo:padding="0in" fo:border="none"/>
    </style:style>
    <style:style style:name="P15" style:family="paragraph" style:parent-style-name="Text_20_body" style:list-style-name="L5">
      <style:paragraph-properties fo:margin-left="0in" fo:margin-right="0in"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82846" style:font-name="apple-system" fo:font-size="11pt" fo:letter-spacing="normal" fo:font-style="normal" fo:font-weight="normal" style:font-size-asian="11pt" style:font-size-complex="11pt"/>
    </style:style>
    <style:style style:name="P17" style:family="paragraph" style:parent-style-name="Text_20_body" style:list-style-name="L4" style:master-page-name="">
      <loext:graphic-properties draw:fill="none"/>
      <style:paragraph-properties fo:margin-left="0in" fo:margin-right="0in" fo:margin-top="0in" fo:margin-bottom="0.0972in" loext:contextual-spacing="false" fo:line-height="115%" fo:orphans="2" fo:widows="2" fo:text-indent="0in" style:auto-text-indent="false" style:page-number="auto" fo:background-color="transparent" fo:padding="0in" fo:border="none"/>
    </style:style>
    <style:style style:name="P18" style:family="paragraph" style:parent-style-name="Standard">
      <style:text-properties fo:font-size="11pt" style:font-size-asian="11pt" style:font-size-complex="11pt"/>
    </style:style>
    <style:style style:name="P19" style:family="paragraph" style:parent-style-name="Heading_20_3">
      <style:paragraph-properties fo:margin-left="0in" fo:margin-right="0in" fo:line-height="120%" fo:orphans="2" fo:widows="2" fo:text-indent="0in" style:auto-text-indent="false"/>
      <style:text-properties fo:font-variant="normal" fo:text-transform="none" fo:color="#282846" style:font-name="var heading" fo:font-size="11pt" fo:letter-spacing="normal" fo:font-style="normal" fo:font-weight="normal" style:font-size-asian="11pt" style:font-size-complex="11pt"/>
    </style:style>
    <style:style style:name="P20" style:family="paragraph" style:parent-style-name="Heading_20_2">
      <style:paragraph-properties fo:margin-left="0in" fo:margin-right="0in" fo:line-height="120%"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82846" style:font-name="var heading" fo:font-size="11pt" fo:letter-spacing="normal" fo:font-style="normal" fo:font-weight="normal" style:font-size-asian="11pt" style:font-size-complex="11pt"/>
    </style:style>
    <style:style style:name="T1" style:family="text">
      <style:text-properties fo:font-weight="normal"/>
    </style:style>
    <style:style style:name="T2" style:family="text">
      <style:text-properties fo:font-variant="normal" fo:text-transform="none" fo:color="#282846" style:font-name="apple-system" fo:font-size="14pt" fo:letter-spacing="normal" fo:font-style="normal" fo:font-weight="normal"/>
    </style:style>
    <style:style style:name="T3" style:family="text">
      <style:text-properties fo:font-variant="normal" fo:text-transform="none" fo:color="#282846" style:font-name="apple-system" fo:font-size="14pt" fo:letter-spacing="normal" fo:font-style="normal" fo:font-weight="bold"/>
    </style:style>
    <style:style style:name="T4" style:family="text">
      <style:text-properties fo:font-variant="normal" fo:text-transform="none" fo:color="#282846" style:font-name="apple-system" fo:letter-spacing="normal" fo:font-style="normal" fo:font-weight="normal"/>
    </style:style>
    <style:style style:name="T5" style:family="text">
      <style:text-properties fo:font-variant="normal" fo:text-transform="none" fo:color="#282846" style:font-name="apple-system" fo:letter-spacing="normal" fo:font-style="normal" fo:font-weight="bold"/>
    </style:style>
    <style:style style:name="T6" style:family="text">
      <style:text-properties fo:font-variant="normal" fo:text-transform="none" fo:color="#282846" style:font-name="apple-system" fo:font-size="11pt" fo:letter-spacing="normal" fo:font-style="normal" fo:font-weight="normal" style:font-size-asian="11pt" style:font-size-complex="11pt"/>
    </style:style>
    <style:style style:name="T7" style:family="text">
      <style:text-properties fo:font-variant="normal" fo:text-transform="none" fo:color="#282846" style:font-name="apple-system" fo:font-size="11pt" fo:letter-spacing="normal" fo:font-style="normal" fo:font-weight="bold" style:font-size-asian="11pt" style:font-size-complex="11pt"/>
    </style:style>
    <style:style style:name="T8" style:family="text">
      <style:text-properties fo:font-variant="normal" fo:text-transform="none" fo:color="#282846" style:font-name="var monospace" fo:font-size="14pt" fo:letter-spacing="normal" fo:font-style="normal" fo:font-weight="normal"/>
    </style:style>
    <style:style style:name="T9" style:family="text">
      <style:text-properties fo:font-variant="normal" fo:text-transform="none" fo:color="#282846" style:font-name="var monospace" fo:font-size="14pt" fo:letter-spacing="normal" fo:font-style="normal" fo:font-weight="normal" fo:background-color="#f6f6f7" loext:char-shading-value="0"/>
    </style:style>
    <style:style style:name="T10" style:family="text">
      <style:text-properties fo:font-variant="normal" fo:text-transform="none" fo:color="#282846" style:font-name="var monospace" fo:letter-spacing="normal" fo:font-style="normal" fo:font-weight="normal"/>
    </style:style>
    <style:style style:name="T11" style:family="text">
      <style:text-properties fo:font-variant="normal" fo:text-transform="none" fo:color="#282846" style:font-name="var monospace" fo:letter-spacing="normal" fo:font-style="normal" fo:font-weight="normal" fo:background-color="#f6f6f7" loext:char-shading-value="0"/>
    </style:style>
    <style:style style:name="T12" style:family="text">
      <style:text-properties fo:font-variant="normal" fo:text-transform="none" fo:color="#282846" style:font-name="var monospace" fo:font-size="11pt" fo:letter-spacing="normal" fo:font-style="normal" fo:font-weight="normal" fo:background-color="#f6f6f7" loext:char-shading-value="0" style:font-size-asian="11pt" style:font-size-complex="11pt"/>
    </style:style>
    <style:style style:name="T13" style:family="text">
      <style:text-properties fo:font-variant="normal" fo:text-transform="none" fo:color="#282846" style:font-name="var monospace" fo:font-size="11pt" fo:letter-spacing="normal" fo:font-style="normal" fo:font-weight="normal" style:font-size-asian="11pt" style:font-size-complex="11pt"/>
    </style:style>
    <style:style style:name="T14" style:family="text">
      <style:text-properties fo:font-variant="normal" fo:text-transform="none" fo:color="#282846" fo:letter-spacing="normal"/>
    </style:style>
    <style:style style:name="T15" style:family="text">
      <style:text-properties fo:font-variant="normal" fo:text-transform="none" fo:color="#282846" fo:font-size="11pt" fo:letter-spacing="normal" style:font-size-asian="11pt" style:font-size-complex="11pt"/>
    </style:style>
    <style:style style:name="T16" style:family="text">
      <style:text-properties fo:font-variant="normal" fo:text-transform="none" fo:color="#e6c07b" style:font-name="var monospace" fo:font-size="14pt" fo:letter-spacing="normal" fo:font-style="normal" fo:font-weight="normal"/>
    </style:style>
    <style:style style:name="T17" style:family="text">
      <style:text-properties fo:font-variant="normal" fo:text-transform="none" fo:color="#e6c07b" style:font-name="var monospace" fo:letter-spacing="normal" fo:font-style="normal" fo:font-weight="normal"/>
    </style:style>
    <style:style style:name="T18" style:family="text">
      <style:text-properties fo:font-variant="normal" fo:text-transform="none" fo:color="#e6c07b" style:font-name="var monospace" fo:font-size="11pt" fo:letter-spacing="normal" fo:font-style="normal" fo:font-weight="normal" style:font-size-asian="11pt" style:font-size-complex="11pt"/>
    </style:style>
    <style:style style:name="T19" style:family="text">
      <style:text-properties fo:font-variant="normal" fo:text-transform="none" fo:color="#c678dd" style:font-name="var monospace" fo:font-size="14pt" fo:letter-spacing="normal" fo:font-style="normal" fo:font-weight="normal"/>
    </style:style>
    <style:style style:name="T20" style:family="text">
      <style:text-properties fo:font-variant="normal" fo:text-transform="none" fo:color="#c678dd" style:font-name="var monospace" fo:letter-spacing="normal" fo:font-style="normal" fo:font-weight="normal"/>
    </style:style>
    <style:style style:name="T21" style:family="text">
      <style:text-properties fo:font-variant="normal" fo:text-transform="none" fo:color="#c678dd" style:font-name="var monospace" fo:font-size="11pt" fo:letter-spacing="normal" fo:font-style="normal" fo:font-weight="normal" style:font-size-asian="11pt" style:font-size-complex="11pt"/>
    </style:style>
    <style:style style:name="T22" style:family="text">
      <style:text-properties fo:font-variant="normal" fo:text-transform="none" fo:color="#d19a66" style:font-name="var monospace" fo:font-size="14pt" fo:letter-spacing="normal" fo:font-style="normal" fo:font-weight="normal"/>
    </style:style>
    <style:style style:name="T23" style:family="text">
      <style:text-properties fo:font-variant="normal" fo:text-transform="none" fo:color="#d19a66" style:font-name="var monospace" fo:letter-spacing="normal" fo:font-style="normal" fo:font-weight="normal"/>
    </style:style>
    <style:style style:name="T24" style:family="text">
      <style:text-properties fo:font-variant="normal" fo:text-transform="none" fo:color="#d19a66" style:font-name="var monospace" fo:font-size="11pt" fo:letter-spacing="normal" fo:font-style="normal" fo:font-weight="normal" style:font-size-asian="11pt" style:font-size-complex="11pt"/>
    </style:style>
    <style:style style:name="T25" style:family="text">
      <style:text-properties fo:font-variant="normal" fo:text-transform="none" fo:color="#5c6370" style:font-name="var monospace" fo:font-size="14pt" fo:letter-spacing="normal" fo:font-style="italic" fo:font-weight="normal"/>
    </style:style>
    <style:style style:name="T26" style:family="text">
      <style:text-properties fo:font-variant="normal" fo:text-transform="none" fo:color="#5c6370" style:font-name="var monospace" fo:letter-spacing="normal" fo:font-style="italic" fo:font-weight="normal"/>
    </style:style>
    <style:style style:name="T27" style:family="text">
      <style:text-properties fo:font-variant="normal" fo:text-transform="none" fo:color="#5c6370" style:font-name="var monospace" fo:font-size="11pt" fo:letter-spacing="normal" fo:font-style="italic" fo:font-weight="normal" style:font-size-asian="11pt" style:font-size-complex="11pt"/>
    </style:style>
    <style:style style:name="T28" style:family="text">
      <style:text-properties fo:font-variant="normal" fo:text-transform="none" fo:color="#61aeee" style:font-name="var monospace" fo:font-size="14pt" fo:letter-spacing="normal" fo:font-style="normal" fo:font-weight="normal"/>
    </style:style>
    <style:style style:name="T29" style:family="text">
      <style:text-properties fo:font-variant="normal" fo:text-transform="none" fo:color="#61aeee" style:font-name="var monospace" fo:letter-spacing="normal" fo:font-style="normal" fo:font-weight="normal"/>
    </style:style>
    <style:style style:name="T30" style:family="text">
      <style:text-properties fo:font-variant="normal" fo:text-transform="none" fo:color="#61aeee" style:font-name="var monospace" fo:font-size="11pt" fo:letter-spacing="normal" fo:font-style="normal" fo:font-weight="normal" style:font-size-asian="11pt" style:font-size-complex="11pt"/>
    </style:style>
    <style:style style:name="T31" style:family="text">
      <style:text-properties fo:font-variant="normal" fo:text-transform="none" fo:color="#202124" style:font-name="apple-system" fo:font-size="11pt" fo:letter-spacing="normal" fo:font-style="normal" fo:font-weight="normal" style:font-size-asian="11pt" style:font-size-complex="11pt"/>
    </style:style>
    <style:style style:name="T32" style:family="text">
      <style:text-properties fo:font-variant="normal" fo:text-transform="none" fo:color="#202124" style:font-name="Roboto" fo:font-size="12pt" fo:letter-spacing="normal" fo:font-style="normal" fo:font-weight="normal" style:font-size-asian="11pt" style:font-size-complex="11pt"/>
    </style:style>
    <style:style style:name="T33" style:family="text">
      <style:text-properties fo:font-variant="normal" fo:text-transform="none" fo:color="#202124" style:font-name="Roboto" fo:font-size="12pt" fo:letter-spacing="normal" fo:font-style="normal" fo:font-weight="bold" style:font-size-asian="11pt" style:font-size-complex="11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rowdsales </text:h>
      <text:h text:style-name="P1" text:outline-level="1"><text:a xlink:type="simple" xlink:href="https://docs.openzeppelin.com/contracts/2.x/crowdsales" text:style-name="Internet_20_link" text:visited-style-name="Visited_20_Internet_20_Link">https://docs.openzeppelin.com/contracts/2.x/crowdsales</text:a></text:h>
      <text:section text:style-name="Sect1" text:name="preamble">
        <text:p text:style-name="P8"><text:span text:style-name="T1">Crowdsales are a popular use for Ethereum; they let you allocate tokens to network participants in various ways, mostly in exchange for Ether. They come in a variety of shapes and flavors, so let’s go over the various types available in OpenZeppelin Contracts and how to use them.</text:span></text:p>
        <text:p text:style-name="P7">Crowdsales have a bunch of different properties, but here are some important ones:</text:p>
        <text:list xml:id="list651490578" text:style-name="L1">
          <text:list-item>
            <text:p text:style-name="P10">Price &amp; Rate Configuration</text:p>
          </text:list-item>
          <text:list-item>
            <text:p text:style-name="P10">Does your crowdsale sell tokens at a fixed price?</text:p>
          </text:list-item>
          <text:list-item>
            <text:p text:style-name="P10">Does the price change over time or as a function of demand?</text:p>
          </text:list-item>
          <text:list-item>
            <text:p text:style-name="P10">Emission</text:p>
          </text:list-item>
          <text:list-item>
            <text:p text:style-name="P10">How is this token actually sent to participants?</text:p>
          </text:list-item>
          <text:list-item>
            <text:p text:style-name="P10">Validation — Who is allowed to purchase tokens?</text:p>
          </text:list-item>
          <text:list-item>
            <text:p text:style-name="P10">Are there KYC / AML checks?</text:p>
          </text:list-item>
          <text:list-item>
            <text:p text:style-name="P10">Is there a max cap on tokens?</text:p>
          </text:list-item>
          <text:list-item>
            <text:p text:style-name="P10">What if that cap is per-participant?</text:p>
          </text:list-item>
          <text:list-item>
            <text:p text:style-name="P10">Is there a starting and ending time frame?</text:p>
          </text:list-item>
          <text:list-item>
            <text:p text:style-name="P10">Distribution</text:p>
          </text:list-item>
          <text:list-item>
            <text:p text:style-name="P10">Does distribution of funds happen in real-time or after the crowdsale?</text:p>
          </text:list-item>
          <text:list-item>
            <text:p text:style-name="P10">Can participants receive a refund if the goal is not met?</text:p>
          </text:list-item>
        </text:list>
        <text:p text:style-name="P9"><text:span text:style-name="T6">To manage all of the different combinations and flavors of crowdsales, Contracts provides a highly configurable </text:span><text:a xlink:type="simple" xlink:href="https://docs.openzeppelin.com/contracts/2.x/api/crowdsale#Crowdsale" text:style-name="Internet_20_link" text:visited-style-name="Visited_20_Internet_20_Link"><text:span text:style-name="Source_20_Text"><text:span text:style-name="T12">Crowdsale</text:span></text:span></text:a><text:span text:style-name="T6"> base contract that can be combined with various other functionalities to construct a bespoke crowdsale.</text:span></text:p>
      </text:section>
      <text:h text:style-name="P20" text:outline-level="2"><text:bookmark text:name="crowdsale-rate"/>Crowdsale Rate</text:h>
      <text:p text:style-name="P7">Understanding the rate of a crowdsale is super important, and mistakes here are a common source of bugs.</text:p>
      <text:p text:style-name="P9"><text:span text:style-name="T15">✨ </text:span><text:span text:style-name="Strong_20_Emphasis"><text:span text:style-name="T7">HOLD UP FAM THIS IS IMPORTANT</text:span></text:span><text:span text:style-name="T6"> ✨</text:span></text:p>
      <text:p text:style-name="P9"><text:span text:style-name="T6">Firstly, </text:span><text:span text:style-name="Strong_20_Emphasis"><text:span text:style-name="T7">all currency math is done in the smallest unit of that currency and converted to the correct decimal places when </text:span></text:span><text:span text:style-name="Strong_20_Emphasis"><text:span text:style-name="Emphasis"><text:span text:style-name="T7">displaying</text:span></text:span></text:span><text:span text:style-name="Strong_20_Emphasis"><text:span text:style-name="T7"> the currency</text:span></text:span><text:span text:style-name="T6">.</text:span></text:p>
      <text:p text:style-name="P9"><text:span text:style-name="T6">This means that when you do math in your smart contracts, you need to understand that you’re adding, dividing, and multiplying the smallest amount of a currency (like wei), </text:span><text:span text:style-name="Emphasis"><text:span text:style-name="T6">not</text:span></text:span><text:span text:style-name="T6"> the commonly-used displayed value of the currency (Ether).</text:span></text:p>
      <text:p text:style-name="P9"><text:soft-page-break/><text:span text:style-name="T6">In Ether, the smallest unit of the currency is wei, and </text:span><text:span text:style-name="Source_20_Text"><text:span text:style-name="T12">1 ETH === 10^18 wei</text:span></text:span><text:span text:style-name="T6">. In tokens, the process is </text:span><text:span text:style-name="Emphasis"><text:span text:style-name="T6">very similar</text:span></text:span><text:span text:style-name="T6">: </text:span><text:span text:style-name="Source_20_Text"><text:span text:style-name="T12">1 TKN === 10^(decimals) TKNbits</text:span></text:span><text:span text:style-name="T6">.</text:span></text:p>
      <text:list xml:id="list3740021832" text:style-name="L2">
        <text:list-item>
          <text:p text:style-name="P12"><text:span text:style-name="T6">The smallest unit of a token is "bits" or </text:span><text:span text:style-name="Source_20_Text"><text:span text:style-name="T12">TKNbits</text:span></text:span><text:span text:style-name="T6">.</text:span></text:p>
        </text:list-item>
        <text:list-item>
          <text:p text:style-name="P12"><text:span text:style-name="T6">The display value of a token is </text:span><text:span text:style-name="Source_20_Text"><text:span text:style-name="T12">TKN</text:span></text:span><text:span text:style-name="T6">, which is </text:span><text:span text:style-name="Source_20_Text"><text:span text:style-name="T12">TKNbits * 10^(decimals)</text:span></text:span></text:p>
        </text:list-item>
      </text:list>
      <text:p text:style-name="P9"><text:span text:style-name="T6">What people usually call "one token" is actually a bunch of TKNbits, displayed to look like </text:span><text:span text:style-name="Source_20_Text"><text:span text:style-name="T12">1 TKN</text:span></text:span><text:span text:style-name="T6">. This is the same relationship that Ether and wei have. And what you’re </text:span><text:span text:style-name="Emphasis"><text:span text:style-name="T6">always</text:span></text:span><text:span text:style-name="T6"> doing calculations in is </text:span><text:span text:style-name="Strong_20_Emphasis"><text:span text:style-name="T7">TKNbits and wei</text:span></text:span><text:span text:style-name="T6">.</text:span></text:p>
      <text:p text:style-name="P9"><text:span text:style-name="T6">So, if you want to issue someone "one token for every 2 wei" and your decimals are 18, your rate is </text:span><text:span text:style-name="Source_20_Text"><text:span text:style-name="T12">0.5e18</text:span></text:span><text:span text:style-name="T6">. Then, when I send you </text:span><text:span text:style-name="Source_20_Text"><text:span text:style-name="T12">2 wei</text:span></text:span><text:span text:style-name="T6">, your crowdsale issues me </text:span><text:span text:style-name="Source_20_Text"><text:span text:style-name="T12">2 * 0.5e18 TKNbits</text:span></text:span><text:span text:style-name="T6">, which is exactly equal to </text:span><text:span text:style-name="Source_20_Text"><text:span text:style-name="T12">10^18 TKNbits</text:span></text:span><text:span text:style-name="T6"> and is displayed as </text:span><text:span text:style-name="Source_20_Text"><text:span text:style-name="T12">1 TKN</text:span></text:span><text:span text:style-name="T6">.</text:span></text:p>
      <text:p text:style-name="P9"><text:span text:style-name="T6">If you want to issue someone “1 TKN` for every </text:span><text:span text:style-name="Source_20_Text"><text:span text:style-name="T12">1 ETH”, and your decimals are 18, your rate is `1</text:span></text:span><text:span text:style-name="T6">. This is because what’s actually happening with the math is that the contract sees a user send </text:span><text:span text:style-name="Source_20_Text"><text:span text:style-name="T12">10^18 wei</text:span></text:span><text:span text:style-name="T6">, not </text:span><text:span text:style-name="Source_20_Text"><text:span text:style-name="T12">1 ETH</text:span></text:span><text:span text:style-name="T6">. Then it uses your rate of 1 to calculate </text:span><text:span text:style-name="Source_20_Text"><text:span text:style-name="T12">TKNbits = rate * wei</text:span></text:span><text:span text:style-name="T6">, or </text:span><text:span text:style-name="Source_20_Text"><text:span text:style-name="T12">1 * 10^18</text:span></text:span><text:span text:style-name="T6">, which is still </text:span><text:span text:style-name="Source_20_Text"><text:span text:style-name="T12">10^18</text:span></text:span><text:span text:style-name="T6">. And because your decimals are 18, this is displayed as </text:span><text:span text:style-name="Source_20_Text"><text:span text:style-name="T12">1 TKN</text:span></text:span><text:span text:style-name="T6">.</text:span></text:p>
      <text:p text:style-name="P7">One more for practice: if I want to issue "1 TKN for every dollar (USD) in Ether", we would calculate it as follows:</text:p>
      <text:list xml:id="list1849372377" text:style-name="L3">
        <text:list-item>
          <text:p text:style-name="P11">assume 1 ETH == $400</text:p>
        </text:list-item>
        <text:list-item>
          <text:p text:style-name="P11">therefore, 10^18 wei = $400</text:p>
        </text:list-item>
        <text:list-item>
          <text:p text:style-name="P13"><text:span text:style-name="T6">therefore, 1 USD is </text:span><text:span text:style-name="Source_20_Text"><text:span text:style-name="T12">10^18 / 400</text:span></text:span><text:span text:style-name="T6">, or </text:span><text:span text:style-name="Source_20_Text"><text:span text:style-name="T12">2.5 * 10^15 wei</text:span></text:span></text:p>
        </text:list-item>
        <text:list-item>
          <text:p text:style-name="P13"><text:span text:style-name="T6">we have a decimals of 18, so we’ll use </text:span><text:span text:style-name="Source_20_Text"><text:span text:style-name="T12">10 ^ 18 TKNbits</text:span></text:span><text:span text:style-name="T6"> instead of </text:span><text:span text:style-name="Source_20_Text"><text:span text:style-name="T12">1 TKN</text:span></text:span></text:p>
        </text:list-item>
        <text:list-item>
          <text:p text:style-name="P13"><text:span text:style-name="T6">therefore, if the participant sends the crowdsale </text:span><text:span text:style-name="Source_20_Text"><text:span text:style-name="T12">2.5 * 10^15 wei</text:span></text:span><text:span text:style-name="T6"> we should give them </text:span><text:span text:style-name="Source_20_Text"><text:span text:style-name="T12">10 ^ 18 TKNbits</text:span></text:span></text:p>
        </text:list-item>
        <text:list-item>
          <text:p text:style-name="P13"><text:span text:style-name="T6">therefore the rate is </text:span><text:span text:style-name="Source_20_Text"><text:span text:style-name="T12">2.5 * 10^15 wei === 10^18 TKNbits</text:span></text:span><text:span text:style-name="T6">, or </text:span><text:span text:style-name="Source_20_Text"><text:span text:style-name="T12">1 wei = 400 TKNbits</text:span></text:span></text:p>
        </text:list-item>
        <text:list-item>
          <text:p text:style-name="P13"><text:span text:style-name="T6">therefore, our rate is </text:span><text:span text:style-name="Source_20_Text"><text:span text:style-name="T12">400</text:span></text:span></text:p>
        </text:list-item>
      </text:list>
      <text:p text:style-name="P7">(this process is pretty straightforward when you keep 18 decimals, the same as Ether/wei)</text:p>
      <text:h text:style-name="P20" text:outline-level="2"><text:bookmark text:name="token-emission"/>Token Emission</text:h>
      <text:p text:style-name="P7">One of the first decisions you have to make is "how do I get these tokens to users?". This is usually done in one of three ways:</text:p>
      <text:list xml:id="list386351868" text:style-name="L4">
        <text:list-item>
          <text:p text:style-name="P14"><text:span text:style-name="T6">(default) — The </text:span><text:span text:style-name="Source_20_Text"><text:span text:style-name="T12">Crowdsale</text:span></text:span><text:span text:style-name="T6"> contract owns tokens and simply transfers tokens from its own ownership to users that purchase them.</text:span></text:p>
        </text:list-item>
        <text:list-item>
          <text:p text:style-name="P14"><text:a xlink:type="simple" xlink:href="https://docs.openzeppelin.com/contracts/2.x/api/crowdsale#MintedCrowdsale" text:style-name="Internet_20_link" text:visited-style-name="Visited_20_Internet_20_Link"><text:span text:style-name="Source_20_Text"><text:span text:style-name="T12">MintedCrowdsale</text:span></text:span></text:a><text:span text:style-name="T6"> — The </text:span><text:span text:style-name="Source_20_Text"><text:span text:style-name="T12">Crowdsale</text:span></text:span><text:span text:style-name="T6"> mints tokens when a purchase is made.</text:span></text:p>
          <text:p text:style-name="P17"><text:span text:style-name="T32">Minting </text:span><text:span text:style-name="T33">tokens</text:span><text:span text:style-name="T31"> </text:span><text:span text:style-name="T32">is done by sending a transaction that creates new </text:span><text:span text:style-name="T33">tokens</text:span><text:span text:style-name="T31"> </text:span><text:span text:style-name="T32">inside of </text:span><text:span text:style-name="T33">token</text:span><text:span text:style-name="T31"> </text:span><text:span text:style-name="T32">smart contract. As we have seen in What are mintable </text:span><text:span text:style-name="T33">tokens</text:span><text:span text:style-name="T32">, a call to </text:span><text:soft-page-break/><text:span text:style-name="T32">a smart contract function can create unlimited number of </text:span><text:span text:style-name="T33">tokens</text:span><text:span text:style-name="T32">, without spending energy</text:span></text:p>
        </text:list-item>
        <text:list-item>
          <text:p text:style-name="P14"><text:a xlink:type="simple" xlink:href="https://docs.openzeppelin.com/contracts/2.x/api/crowdsale#AllowanceCrowdsale" text:style-name="Internet_20_link" text:visited-style-name="Visited_20_Internet_20_Link"><text:span text:style-name="Source_20_Text"><text:span text:style-name="T12">AllowanceCrowdsale</text:span></text:span></text:a><text:span text:style-name="T6"> — The </text:span><text:span text:style-name="Source_20_Text"><text:span text:style-name="T12">Crowdsale</text:span></text:span><text:span text:style-name="T6"> is granted an allowance to another wallet (like a Multisig) that already owns the tokens to be sold in the crowdsale.</text:span></text:p>
        </text:list-item>
      </text:list>
      <text:h text:style-name="P19" text:outline-level="3"><text:bookmark text:name="default-emission"/>Default Emission</text:h>
      <text:p text:style-name="P7">In the default scenario, your crowdsale must own the tokens that are sold. You can send the crowdsale tokens through a variety of methods, but here’s what it looks like in Solidity:</text:p>
      <text:p text:style-name="P5"><text:span text:style-name="Source_20_Text"><text:span text:style-name="T13">IERC20(tokenAddress).</text:span></text:span><text:span text:style-name="Source_20_Text"><text:span text:style-name="T18">transfer</text:span></text:span><text:span text:style-name="Source_20_Text"><text:span text:style-name="T13">(CROWDSALE_ADDRESS, SOME_TOKEN_AMOUNT);</text:span></text:span></text:p>
      <text:p text:style-name="P7">Then when you deploy your crowdsale, simply tell it about the token</text:p>
      <text:p text:style-name="P6"><text:span text:style-name="Source_20_Text"><text:span text:style-name="T21">new</text:span></text:span><text:span text:style-name="Source_20_Text"><text:span text:style-name="T13"> Crowdsale(</text:span></text:span></text:p>
      <text:p text:style-name="P2"><text:span text:style-name="Source_20_Text"><text:span text:style-name="T15"><text:s text:c="4"/></text:span></text:span><text:span text:style-name="Source_20_Text"><text:span text:style-name="T24">1</text:span></text:span><text:span text:style-name="Source_20_Text"><text:span text:style-name="T13">, <text:s text:c="12"/></text:span></text:span><text:span text:style-name="Source_20_Text"><text:span text:style-name="T27">// rate in TKNbits</text:span></text:span></text:p>
      <text:p text:style-name="P2"><text:span text:style-name="Source_20_Text"><text:span text:style-name="T15"><text:s text:c="4"/></text:span></text:span><text:span text:style-name="Source_20_Text"><text:span text:style-name="T13">MY_WALLET, <text:s text:c="4"/></text:span></text:span><text:span text:style-name="Source_20_Text"><text:span text:style-name="T27">// address where Ether is sent</text:span></text:span></text:p>
      <text:p text:style-name="P2"><text:span text:style-name="Source_20_Text"><text:span text:style-name="T15"><text:s text:c="4"/></text:span></text:span><text:span text:style-name="Source_20_Text"><text:span text:style-name="T13">TOKEN_ADDRESS <text:s/></text:span></text:span><text:span text:style-name="Source_20_Text"><text:span text:style-name="T27">// the token contract address</text:span></text:span></text:p>
      <text:p text:style-name="P4"><text:span text:style-name="Source_20_Text"><text:span text:style-name="T13">);</text:span></text:span></text:p>
      <text:h text:style-name="P19" text:outline-level="3"><text:bookmark text:name="minted-crowdsale"/>Minted Crowdsale</text:h>
      <text:p text:style-name="P9"><text:span text:style-name="T6">To use a </text:span><text:a xlink:type="simple" xlink:href="https://docs.openzeppelin.com/contracts/2.x/api/crowdsale#MintedCrowdsale" text:style-name="Internet_20_link" text:visited-style-name="Visited_20_Internet_20_Link"><text:span text:style-name="Source_20_Text"><text:span text:style-name="T12">MintedCrowdsale</text:span></text:span></text:a><text:span text:style-name="T6">, your token must also be a </text:span><text:a xlink:type="simple" xlink:href="https://docs.openzeppelin.com/contracts/2.x/api/token/erc20#ERC20Mintable" text:style-name="Internet_20_link" text:visited-style-name="Visited_20_Internet_20_Link"><text:span text:style-name="Source_20_Text"><text:span text:style-name="T12">ERC20Mintable</text:span></text:span></text:a><text:span text:style-name="T6"> token that the crowdsale has permission to mint from. This can look like:</text:span></text:p>
      <text:p text:style-name="P6"><text:span text:style-name="Source_20_Text"><text:span text:style-name="T21">contract</text:span></text:span><text:span text:style-name="Source_20_Text"><text:span text:style-name="T13"> </text:span></text:span><text:span text:style-name="Source_20_Text"><text:span text:style-name="T18">MyToken</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ERC20</text:span></text:span><text:span text:style-name="Source_20_Text"><text:span text:style-name="T13">, </text:span></text:span><text:span text:style-name="Source_20_Text"><text:span text:style-name="T18">ERC20Mintable</text:span></text:span><text:span text:style-name="Source_20_Text"><text:span text:style-name="T13"> {</text:span></text:span></text:p>
      <text:p text:style-name="P2"><text:span text:style-name="Source_20_Text"><text:span text:style-name="T15"><text:s text:c="4"/></text:span></text:span><text:span text:style-name="Source_20_Text"><text:span text:style-name="T27">// ... see "Tokens" for more info</text:span></text:span></text:p>
      <text:p text:style-name="P2"><text:span text:style-name="Source_20_Text"><text:span text:style-name="T13">}</text:span></text:span></text:p>
      <text:p text:style-name="P3"/>
      <text:p text:style-name="P2"><text:span text:style-name="Source_20_Text"><text:span text:style-name="T21">contract</text:span></text:span><text:span text:style-name="Source_20_Text"><text:span text:style-name="T13"> </text:span></text:span><text:span text:style-name="Source_20_Text"><text:span text:style-name="T18">MyCrowdsale</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Crowdsale</text:span></text:span><text:span text:style-name="Source_20_Text"><text:span text:style-name="T13">, </text:span></text:span><text:span text:style-name="Source_20_Text"><text:span text:style-name="T18">MintedCrowdsale</text:span></text:span><text:span text:style-name="Source_20_Text"><text:span text:style-name="T13"> {</text:span></text:span></text:p>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uint256</text:span></text:span><text:span text:style-name="Source_20_Text"><text:span text:style-name="T13"> rate, <text:s text:c="3"/></text:span></text:span><text:span text:style-name="Source_20_Text"><text:span text:style-name="T27">// rate in TKNbits</text:span></text:span></text:p>
      <text:p text:style-name="P2"><text:span text:style-name="Source_20_Text"><text:span text:style-name="T15"><text:s text:c="8"/></text:span></text:span><text:span text:style-name="Source_20_Text"><text:span text:style-name="T21">address</text:span></text:span><text:span text:style-name="Source_20_Text"><text:span text:style-name="T13"> </text:span></text:span><text:span text:style-name="Source_20_Text"><text:span text:style-name="T21">payable</text:span></text:span><text:span text:style-name="Source_20_Text"><text:span text:style-name="T13"> wallet,</text:span></text:span></text:p>
      <text:p text:style-name="P2"><text:span text:style-name="Source_20_Text"><text:span text:style-name="T15"><text:s text:c="8"/></text:span></text:span><text:span text:style-name="Source_20_Text"><text:span text:style-name="T13">IERC20 token</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30">MintedCrowdsale</text:span></text:span><text:span text:style-name="Source_20_Text"><text:span text:style-name="T13">()</text:span></text:span></text:p>
      <text:p text:style-name="P2"><text:span text:style-name="Source_20_Text"><text:span text:style-name="T15"><text:s text:c="8"/></text:span></text:span><text:span text:style-name="Source_20_Text"><text:span text:style-name="T30">Crowdsale</text:span></text:span><text:span text:style-name="Source_20_Text"><text:span text:style-name="T13">(rate, wallet, token)</text:span></text:span></text:p>
      <text:p text:style-name="P2"><text:span text:style-name="Source_20_Text"><text:span text:style-name="T15"><text:s text:c="8"/></text:span></text:span><text:span text:style-name="Source_20_Text"><text:span text:style-name="T21">public</text:span></text:span></text:p>
      <text:p text:style-name="P2"><text:span text:style-name="Source_20_Text"><text:span text:style-name="T15"><text:s text:c="4"/></text:span></text:span><text:span text:style-name="Source_20_Text"><text:span text:style-name="T13">{</text:span></text:span></text:p>
      <text:p text:style-name="P3"/>
      <text:p text:style-name="P2"><text:span text:style-name="Source_20_Text"><text:span text:style-name="T15"><text:s text:c="4"/></text:span></text:span><text:span text:style-name="Source_20_Text"><text:span text:style-name="T13">}</text:span></text:span></text:p>
      <text:p text:style-name="P2"><text:soft-page-break/><text:span text:style-name="Source_20_Text"><text:span text:style-name="T13">}</text:span></text:span></text:p>
      <text:p text:style-name="P3"/>
      <text:p text:style-name="P2"><text:span text:style-name="Source_20_Text"><text:span text:style-name="T21">contract</text:span></text:span><text:span text:style-name="Source_20_Text"><text:span text:style-name="T13"> </text:span></text:span><text:span text:style-name="Source_20_Text"><text:span text:style-name="T18">MyCrowdsaleDeployer</text:span></text:span><text:span text:style-name="Source_20_Text"><text:span text:style-name="T13"> {</text:span></text:span></text:p>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public</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27">// create a mintable token</text:span></text:span></text:p>
      <text:p text:style-name="P2"><text:span text:style-name="Source_20_Text"><text:span text:style-name="T15"><text:s text:c="8"/></text:span></text:span><text:span text:style-name="Source_20_Text"><text:span text:style-name="T13">ERC20Mintable token = </text:span></text:span><text:span text:style-name="Source_20_Text"><text:span text:style-name="T21">new</text:span></text:span><text:span text:style-name="Source_20_Text"><text:span text:style-name="T13"> MyToken();</text:span></text:span></text:p>
      <text:p text:style-name="P3"/>
      <text:p text:style-name="P2"><text:span text:style-name="Source_20_Text"><text:span text:style-name="T15"><text:s text:c="8"/></text:span></text:span><text:span text:style-name="Source_20_Text"><text:span text:style-name="T27">// create the crowdsale and tell it about the token</text:span></text:span></text:p>
      <text:p text:style-name="P2"><text:span text:style-name="Source_20_Text"><text:span text:style-name="T15"><text:s text:c="8"/></text:span></text:span><text:span text:style-name="Source_20_Text"><text:span text:style-name="T13">Crowdsale crowdsale = </text:span></text:span><text:span text:style-name="Source_20_Text"><text:span text:style-name="T21">new</text:span></text:span><text:span text:style-name="Source_20_Text"><text:span text:style-name="T13"> MyCrowdsale(</text:span></text:span></text:p>
      <text:p text:style-name="P2"><text:span text:style-name="Source_20_Text"><text:span text:style-name="T15"><text:s text:c="12"/></text:span></text:span><text:span text:style-name="Source_20_Text"><text:span text:style-name="T24">1</text:span></text:span><text:span text:style-name="Source_20_Text"><text:span text:style-name="T13">, <text:s text:c="14"/></text:span></text:span><text:span text:style-name="Source_20_Text"><text:span text:style-name="T27">// rate, still in TKNbits</text:span></text:span></text:p>
      <text:p text:style-name="P2"><text:span text:style-name="Source_20_Text"><text:span text:style-name="T15"><text:s text:c="12"/></text:span></text:span><text:span text:style-name="Source_20_Text"><text:span text:style-name="T18">msg</text:span></text:span><text:span text:style-name="Source_20_Text"><text:span text:style-name="T13">.</text:span></text:span><text:span text:style-name="Source_20_Text"><text:span text:style-name="T18">sender</text:span></text:span><text:span text:style-name="Source_20_Text"><text:span text:style-name="T13">, <text:s text:c="5"/></text:span></text:span><text:span text:style-name="Source_20_Text"><text:span text:style-name="T27">// send Ether to the deployer</text:span></text:span></text:p>
      <text:p text:style-name="P2"><text:span text:style-name="Source_20_Text"><text:span text:style-name="T15"><text:s text:c="12"/></text:span></text:span><text:span text:style-name="Source_20_Text"><text:span text:style-name="T13">token <text:s text:c="11"/></text:span></text:span><text:span text:style-name="Source_20_Text"><text:span text:style-name="T27">// the token</text:span></text:span></text:p>
      <text:p text:style-name="P2"><text:span text:style-name="Source_20_Text"><text:span text:style-name="T15"><text:s text:c="8"/></text:span></text:span><text:span text:style-name="Source_20_Text"><text:span text:style-name="T13">);</text:span></text:span></text:p>
      <text:p text:style-name="P2"><text:span text:style-name="Source_20_Text"><text:span text:style-name="T15"><text:s text:c="8"/></text:span></text:span><text:span text:style-name="Source_20_Text"><text:span text:style-name="T27">// transfer the minter role from this contract (the default)</text:span></text:span></text:p>
      <text:p text:style-name="P2"><text:span text:style-name="Source_20_Text"><text:span text:style-name="T15"><text:s text:c="8"/></text:span></text:span><text:span text:style-name="Source_20_Text"><text:span text:style-name="T27">// to the crowdsale, so it can mint tokens</text:span></text:span></text:p>
      <text:p text:style-name="P2"><text:span text:style-name="Source_20_Text"><text:span text:style-name="T15"><text:s text:c="8"/></text:span></text:span><text:span text:style-name="Source_20_Text"><text:span text:style-name="T13">token.addMinter(</text:span></text:span><text:span text:style-name="Source_20_Text"><text:span text:style-name="T21">address</text:span></text:span><text:span text:style-name="Source_20_Text"><text:span text:style-name="T13">(crowdsale));</text:span></text:span></text:p>
      <text:p text:style-name="P2"><text:span text:style-name="Source_20_Text"><text:span text:style-name="T15"><text:s text:c="8"/></text:span></text:span><text:span text:style-name="Source_20_Text"><text:span text:style-name="T13">token.renounceMinter();</text:span></text:span></text:p>
      <text:p text:style-name="P2"><text:span text:style-name="Source_20_Text"><text:span text:style-name="T15"><text:s text:c="4"/></text:span></text:span><text:span text:style-name="Source_20_Text"><text:span text:style-name="T13">}</text:span></text:span></text:p>
      <text:p text:style-name="P4"><text:span text:style-name="Source_20_Text"><text:span text:style-name="T13">}</text:span></text:span></text:p>
      <text:h text:style-name="P19" text:outline-level="3"><text:bookmark text:name="allowancecrowdsale"/>AllowanceCrowdsale</text:h>
      <text:p text:style-name="P9"><text:span text:style-name="T6">Use an </text:span><text:a xlink:type="simple" xlink:href="https://docs.openzeppelin.com/contracts/2.x/api/crowdsale#AllowanceCrowdsale" text:style-name="Internet_20_link" text:visited-style-name="Visited_20_Internet_20_Link"><text:span text:style-name="Source_20_Text"><text:span text:style-name="T12">AllowanceCrowdsale</text:span></text:span></text:a><text:span text:style-name="T6"> to send tokens from another wallet to the participants of the crowdsale. In order for this to work, the source wallet must give the crowdsale an allowance via the ERC20 </text:span><text:a xlink:type="simple" xlink:href="https://docs.openzeppelin.com/contracts/2.x/api/token/erc20#IERC20-approve-address-uint256-" text:style-name="Internet_20_link" text:visited-style-name="Visited_20_Internet_20_Link"><text:span text:style-name="Source_20_Text"><text:span text:style-name="T12">approve</text:span></text:span></text:a><text:span text:style-name="T6"> method.</text:span></text:p>
      <text:p text:style-name="P6"><text:span text:style-name="Source_20_Text"><text:span text:style-name="T21">contract</text:span></text:span><text:span text:style-name="Source_20_Text"><text:span text:style-name="T13"> </text:span></text:span><text:span text:style-name="Source_20_Text"><text:span text:style-name="T18">MyCrowdsale</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Crowdsale</text:span></text:span><text:span text:style-name="Source_20_Text"><text:span text:style-name="T13">, </text:span></text:span><text:span text:style-name="Source_20_Text"><text:span text:style-name="T18">AllowanceCrowdsale</text:span></text:span><text:span text:style-name="Source_20_Text"><text:span text:style-name="T13"> {</text:span></text:span></text:p>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uint256</text:span></text:span><text:span text:style-name="Source_20_Text"><text:span text:style-name="T13"> rate,</text:span></text:span></text:p>
      <text:p text:style-name="P2"><text:span text:style-name="Source_20_Text"><text:span text:style-name="T15"><text:s text:c="8"/></text:span></text:span><text:span text:style-name="Source_20_Text"><text:span text:style-name="T21">address</text:span></text:span><text:span text:style-name="Source_20_Text"><text:span text:style-name="T13"> </text:span></text:span><text:span text:style-name="Source_20_Text"><text:span text:style-name="T21">payable</text:span></text:span><text:span text:style-name="Source_20_Text"><text:span text:style-name="T13"> wallet,</text:span></text:span></text:p>
      <text:p text:style-name="P2"><text:span text:style-name="Source_20_Text"><text:span text:style-name="T15"><text:s text:c="8"/></text:span></text:span><text:span text:style-name="Source_20_Text"><text:span text:style-name="T13">IERC20 token,</text:span></text:span></text:p>
      <text:p text:style-name="P2"><text:span text:style-name="Source_20_Text"><text:span text:style-name="T15"><text:s text:c="8"/></text:span></text:span><text:span text:style-name="Source_20_Text"><text:span text:style-name="T21">address</text:span></text:span><text:span text:style-name="Source_20_Text"><text:span text:style-name="T13"> tokenWallet <text:s/></text:span></text:span><text:span text:style-name="Source_20_Text"><text:span text:style-name="T27">// &lt;- new argument</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30">AllowanceCrowdsale</text:span></text:span><text:span text:style-name="Source_20_Text"><text:span text:style-name="T13">(tokenWallet) <text:s/></text:span></text:span><text:span text:style-name="Source_20_Text"><text:span text:style-name="T27">// &lt;- used here</text:span></text:span></text:p>
      <text:p text:style-name="P2"><text:span text:style-name="Source_20_Text"><text:span text:style-name="T15"><text:s text:c="8"/></text:span></text:span><text:span text:style-name="Source_20_Text"><text:span text:style-name="T30">Crowdsale</text:span></text:span><text:span text:style-name="Source_20_Text"><text:span text:style-name="T13">(rate, wallet, token)</text:span></text:span></text:p>
      <text:p text:style-name="P2"><text:span text:style-name="Source_20_Text"><text:span text:style-name="T15"><text:s text:c="8"/></text:span></text:span><text:span text:style-name="Source_20_Text"><text:span text:style-name="T21">public</text:span></text:span></text:p>
      <text:p text:style-name="P2"><text:soft-page-break/><text:span text:style-name="Source_20_Text"><text:span text:style-name="T15"><text:s text:c="4"/></text:span></text:span><text:span text:style-name="Source_20_Text"><text:span text:style-name="T13">{</text:span></text:span></text:p>
      <text:p text:style-name="P3"/>
      <text:p text:style-name="P2"><text:span text:style-name="Source_20_Text"><text:span text:style-name="T15"><text:s text:c="4"/></text:span></text:span><text:span text:style-name="Source_20_Text"><text:span text:style-name="T13">}</text:span></text:span></text:p>
      <text:p text:style-name="P4"><text:span text:style-name="Source_20_Text"><text:span text:style-name="T13">}</text:span></text:span></text:p>
      <text:p text:style-name="P7">Then after the crowdsale is created, don’t forget to approve it to use your tokens!</text:p>
      <text:p text:style-name="P5"><text:span text:style-name="Source_20_Text"><text:span text:style-name="T13">IERC20(tokenAddress).approve(CROWDSALE_ADDRESS, SOME_TOKEN_AMOUNT);</text:span></text:span></text:p>
      <text:h text:style-name="P20" text:outline-level="2"><text:bookmark text:name="validation"/>Validation</text:h>
      <text:p text:style-name="P7">There are a bunch of different validation requirements that your crowdsale might be a part of:</text:p>
      <text:list xml:id="list2359438313" text:style-name="L5">
        <text:list-item>
          <text:p text:style-name="P15"><text:a xlink:type="simple" xlink:href="https://docs.openzeppelin.com/contracts/2.x/api/crowdsale#CappedCrowdsale" text:style-name="Internet_20_link" text:visited-style-name="Visited_20_Internet_20_Link"><text:span text:style-name="Source_20_Text"><text:span text:style-name="T12">CappedCrowdsale</text:span></text:span></text:a><text:span text:style-name="T6"> — adds a cap to your crowdsale, invalidating any purchases that would exceed that cap</text:span></text:p>
        </text:list-item>
        <text:list-item>
          <text:p text:style-name="P15"><text:a xlink:type="simple" xlink:href="https://docs.openzeppelin.com/contracts/2.x/api/crowdsale#IndividuallyCappedCrowdsale" text:style-name="Internet_20_link" text:visited-style-name="Visited_20_Internet_20_Link"><text:span text:style-name="Source_20_Text"><text:span text:style-name="T12">IndividuallyCappedCrowdsale</text:span></text:span></text:a><text:span text:style-name="T6"> — caps an individual’s contributions.</text:span></text:p>
        </text:list-item>
        <text:list-item>
          <text:p text:style-name="P15"><text:a xlink:type="simple" xlink:href="https://docs.openzeppelin.com/contracts/2.x/api/crowdsale#WhitelistCrowdsale" text:style-name="Internet_20_link" text:visited-style-name="Visited_20_Internet_20_Link"><text:span text:style-name="Source_20_Text"><text:span text:style-name="T12">WhitelistCrowdsale</text:span></text:span></text:a><text:span text:style-name="T6"> — only allow whitelisted participants to purchase tokens. this is useful for putting your KYC / AML whitelist on-chain!</text:span></text:p>
        </text:list-item>
        <text:list-item>
          <text:p text:style-name="P15"><text:a xlink:type="simple" xlink:href="https://docs.openzeppelin.com/contracts/2.x/api/crowdsale#TimedCrowdsale" text:style-name="Internet_20_link" text:visited-style-name="Visited_20_Internet_20_Link"><text:span text:style-name="Source_20_Text"><text:span text:style-name="T12">TimedCrowdsale</text:span></text:span></text:a><text:span text:style-name="T6"> — adds an </text:span><text:a xlink:type="simple" xlink:href="https://docs.openzeppelin.com/contracts/2.x/api/crowdsale#TimedCrowdsale-openingTime--" text:style-name="Internet_20_link" text:visited-style-name="Visited_20_Internet_20_Link"><text:span text:style-name="Source_20_Text"><text:span text:style-name="T12">openingTime</text:span></text:span></text:a><text:span text:style-name="T6"> and </text:span><text:a xlink:type="simple" xlink:href="https://docs.openzeppelin.com/contracts/2.x/crowdsales#api:Crowdsale.adoc%23TimedCrowdsale-closingTime--" text:style-name="Internet_20_link" text:visited-style-name="Visited_20_Internet_20_Link"><text:span text:style-name="Source_20_Text"><text:span text:style-name="T12">closingTime</text:span></text:span></text:a><text:span text:style-name="T6"> to your crowdsale</text:span></text:p>
        </text:list-item>
      </text:list>
      <text:p text:style-name="P7">Simply mix and match these crowdsale flavors to your heart’s content:</text:p>
      <text:p text:style-name="P6"><text:span text:style-name="Source_20_Text"><text:span text:style-name="T21">contract</text:span></text:span><text:span text:style-name="Source_20_Text"><text:span text:style-name="T13"> </text:span></text:span><text:span text:style-name="Source_20_Text"><text:span text:style-name="T18">MyCrowdsale</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Crowdsale</text:span></text:span><text:span text:style-name="Source_20_Text"><text:span text:style-name="T13">, </text:span></text:span><text:span text:style-name="Source_20_Text"><text:span text:style-name="T18">CappedCrowdsale</text:span></text:span><text:span text:style-name="Source_20_Text"><text:span text:style-name="T13">, </text:span></text:span><text:span text:style-name="Source_20_Text"><text:span text:style-name="T18">TimedCrowdsale</text:span></text:span><text:span text:style-name="Source_20_Text"><text:span text:style-name="T13"> {</text:span></text:span></text:p>
      <text:p text:style-name="P3"/>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uint256</text:span></text:span><text:span text:style-name="Source_20_Text"><text:span text:style-name="T13"> rate, <text:s text:c="11"/></text:span></text:span><text:span text:style-name="Source_20_Text"><text:span text:style-name="T27">// rate, in TKNbits</text:span></text:span></text:p>
      <text:p text:style-name="P2"><text:span text:style-name="Source_20_Text"><text:span text:style-name="T15"><text:s text:c="8"/></text:span></text:span><text:span text:style-name="Source_20_Text"><text:span text:style-name="T21">address</text:span></text:span><text:span text:style-name="Source_20_Text"><text:span text:style-name="T13"> </text:span></text:span><text:span text:style-name="Source_20_Text"><text:span text:style-name="T21">payable</text:span></text:span><text:span text:style-name="Source_20_Text"><text:span text:style-name="T13"> wallet, <text:s/></text:span></text:span><text:span text:style-name="Source_20_Text"><text:span text:style-name="T27">// wallet to send Ether</text:span></text:span></text:p>
      <text:p text:style-name="P2"><text:span text:style-name="Source_20_Text"><text:span text:style-name="T15"><text:s text:c="8"/></text:span></text:span><text:span text:style-name="Source_20_Text"><text:span text:style-name="T13">IERC20 token, <text:s text:c="11"/></text:span></text:span><text:span text:style-name="Source_20_Text"><text:span text:style-name="T27">// the token</text:span></text:span></text:p>
      <text:p text:style-name="P2"><text:span text:style-name="Source_20_Text"><text:span text:style-name="T15"><text:s text:c="8"/></text:span></text:span><text:span text:style-name="Source_20_Text"><text:span text:style-name="T21">uint256</text:span></text:span><text:span text:style-name="Source_20_Text"><text:span text:style-name="T13"> cap, <text:s text:c="12"/></text:span></text:span><text:span text:style-name="Source_20_Text"><text:span text:style-name="T27">// total cap, in wei</text:span></text:span></text:p>
      <text:p text:style-name="P2"><text:span text:style-name="Source_20_Text"><text:span text:style-name="T15"><text:s text:c="8"/></text:span></text:span><text:span text:style-name="Source_20_Text"><text:span text:style-name="T21">uint256</text:span></text:span><text:span text:style-name="Source_20_Text"><text:span text:style-name="T13"> openingTime, <text:s text:c="4"/></text:span></text:span><text:span text:style-name="Source_20_Text"><text:span text:style-name="T27">// opening time in unix epoch seconds</text:span></text:span></text:p>
      <text:p text:style-name="P2"><text:span text:style-name="Source_20_Text"><text:span text:style-name="T15"><text:s text:c="8"/></text:span></text:span><text:span text:style-name="Source_20_Text"><text:span text:style-name="T21">uint256</text:span></text:span><text:span text:style-name="Source_20_Text"><text:span text:style-name="T13"> closingTime <text:s text:c="5"/></text:span></text:span><text:span text:style-name="Source_20_Text"><text:span text:style-name="T27">// closing time in unix epoch seconds</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30">CappedCrowdsale</text:span></text:span><text:span text:style-name="Source_20_Text"><text:span text:style-name="T13">(cap)</text:span></text:span></text:p>
      <text:p text:style-name="P2"><text:span text:style-name="Source_20_Text"><text:span text:style-name="T15"><text:s text:c="8"/></text:span></text:span><text:span text:style-name="Source_20_Text"><text:span text:style-name="T30">TimedCrowdsale</text:span></text:span><text:span text:style-name="Source_20_Text"><text:span text:style-name="T13">(openingTime, closingTime)</text:span></text:span></text:p>
      <text:p text:style-name="P2"><text:span text:style-name="Source_20_Text"><text:span text:style-name="T15"><text:s text:c="8"/></text:span></text:span><text:span text:style-name="Source_20_Text"><text:span text:style-name="T30">Crowdsale</text:span></text:span><text:span text:style-name="Source_20_Text"><text:span text:style-name="T13">(rate, wallet, token)</text:span></text:span></text:p>
      <text:p text:style-name="P2"><text:span text:style-name="Source_20_Text"><text:span text:style-name="T15"><text:s text:c="8"/></text:span></text:span><text:span text:style-name="Source_20_Text"><text:span text:style-name="T21">public</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27">// nice, we just created a crowdsale that's only open</text:span></text:span></text:p>
      <text:p text:style-name="P2"><text:span text:style-name="Source_20_Text"><text:span text:style-name="T15"><text:s text:c="8"/></text:span></text:span><text:span text:style-name="Source_20_Text"><text:span text:style-name="T27">// for a certain amount of time</text:span></text:span></text:p>
      <text:p text:style-name="P2"><text:soft-page-break/><text:span text:style-name="Source_20_Text"><text:span text:style-name="T15"><text:s text:c="8"/></text:span></text:span><text:span text:style-name="Source_20_Text"><text:span text:style-name="T27">// and stops accepting contributions once it reaches `cap`</text:span></text:span></text:p>
      <text:p text:style-name="P2"><text:span text:style-name="Source_20_Text"><text:span text:style-name="T15"><text:s text:c="4"/></text:span></text:span><text:span text:style-name="Source_20_Text"><text:span text:style-name="T13">}</text:span></text:span></text:p>
      <text:p text:style-name="P4"><text:span text:style-name="Source_20_Text"><text:span text:style-name="T13">}</text:span></text:span></text:p>
      <text:h text:style-name="P20" text:outline-level="2"><text:bookmark text:name="distribution"/>Distribution</text:h>
      <text:p text:style-name="P7">There comes a time in every crowdsale’s life where it must relinquish the tokens it’s been entrusted with. It’s your decision as to when that happens!</text:p>
      <text:p text:style-name="P7">The default behavior is to release tokens as participants purchase them, but sometimes that may not be desirable. For example, what if we want to give users a refund if we don’t hit a minimum raised in the sale? Or, maybe we want to wait until after the sale is over before users can claim their tokens and start trading them, perhaps for compliance reasons?</text:p>
      <text:p text:style-name="P7">OpenZeppelin Contracts is here to make that easy!</text:p>
      <text:h text:style-name="P19" text:outline-level="3"><text:bookmark text:name="postdeliverycrowdsale"/>PostDeliveryCrowdsale</text:h>
      <text:p text:style-name="P9"><text:span text:style-name="T6">The </text:span><text:a xlink:type="simple" xlink:href="https://docs.openzeppelin.com/contracts/2.x/api/crowdsale#PostDeliveryCrowdsale" text:style-name="Internet_20_link" text:visited-style-name="Visited_20_Internet_20_Link"><text:span text:style-name="Source_20_Text"><text:span text:style-name="T12">PostDeliveryCrowdsale</text:span></text:span></text:a><text:span text:style-name="T6">, as its name implies, distributes tokens after the crowdsale has finished, letting users call </text:span><text:a xlink:type="simple" xlink:href="https://docs.openzeppelin.com/contracts/2.x/api/crowdsale#PostDeliveryCrowdsale-withdrawTokens_address-" text:style-name="Internet_20_link" text:visited-style-name="Visited_20_Internet_20_Link"><text:span text:style-name="Source_20_Text"><text:span text:style-name="T12">withdrawTokens</text:span></text:span></text:a><text:span text:style-name="T6"> in order to claim the tokens they’ve purchased.</text:span></text:p>
      <text:p text:style-name="P6"><text:span text:style-name="Source_20_Text"><text:span text:style-name="T21">contract</text:span></text:span><text:span text:style-name="Source_20_Text"><text:span text:style-name="T13"> </text:span></text:span><text:span text:style-name="Source_20_Text"><text:span text:style-name="T18">MyCrowdsale</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Crowdsale</text:span></text:span><text:span text:style-name="Source_20_Text"><text:span text:style-name="T13">, </text:span></text:span><text:span text:style-name="Source_20_Text"><text:span text:style-name="T18">TimedCrowdsale</text:span></text:span><text:span text:style-name="Source_20_Text"><text:span text:style-name="T13">, </text:span></text:span><text:span text:style-name="Source_20_Text"><text:span text:style-name="T18">PostDeliveryCrowdsale</text:span></text:span><text:span text:style-name="Source_20_Text"><text:span text:style-name="T13"> {</text:span></text:span></text:p>
      <text:p text:style-name="P3"/>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uint256</text:span></text:span><text:span text:style-name="Source_20_Text"><text:span text:style-name="T13"> rate, <text:s text:c="11"/></text:span></text:span><text:span text:style-name="Source_20_Text"><text:span text:style-name="T27">// rate, in TKNbits</text:span></text:span></text:p>
      <text:p text:style-name="P2"><text:span text:style-name="Source_20_Text"><text:span text:style-name="T15"><text:s text:c="8"/></text:span></text:span><text:span text:style-name="Source_20_Text"><text:span text:style-name="T21">address</text:span></text:span><text:span text:style-name="Source_20_Text"><text:span text:style-name="T13"> </text:span></text:span><text:span text:style-name="Source_20_Text"><text:span text:style-name="T21">payable</text:span></text:span><text:span text:style-name="Source_20_Text"><text:span text:style-name="T13"> wallet, <text:s/></text:span></text:span><text:span text:style-name="Source_20_Text"><text:span text:style-name="T27">// wallet to send Ether</text:span></text:span></text:p>
      <text:p text:style-name="P2"><text:span text:style-name="Source_20_Text"><text:span text:style-name="T15"><text:s text:c="8"/></text:span></text:span><text:span text:style-name="Source_20_Text"><text:span text:style-name="T13">IERC20 token, <text:s text:c="11"/></text:span></text:span><text:span text:style-name="Source_20_Text"><text:span text:style-name="T27">// the token</text:span></text:span></text:p>
      <text:p text:style-name="P2"><text:span text:style-name="Source_20_Text"><text:span text:style-name="T15"><text:s text:c="8"/></text:span></text:span><text:span text:style-name="Source_20_Text"><text:span text:style-name="T21">uint256</text:span></text:span><text:span text:style-name="Source_20_Text"><text:span text:style-name="T13"> openingTime, <text:s text:c="4"/></text:span></text:span><text:span text:style-name="Source_20_Text"><text:span text:style-name="T27">// opening time in unix epoch seconds</text:span></text:span></text:p>
      <text:p text:style-name="P2"><text:span text:style-name="Source_20_Text"><text:span text:style-name="T15"><text:s text:c="8"/></text:span></text:span><text:span text:style-name="Source_20_Text"><text:span text:style-name="T21">uint256</text:span></text:span><text:span text:style-name="Source_20_Text"><text:span text:style-name="T13"> closingTime <text:s text:c="5"/></text:span></text:span><text:span text:style-name="Source_20_Text"><text:span text:style-name="T27">// closing time in unix epoch seconds</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30">PostDeliveryCrowdsale</text:span></text:span><text:span text:style-name="Source_20_Text"><text:span text:style-name="T13">()</text:span></text:span></text:p>
      <text:p text:style-name="P2"><text:span text:style-name="Source_20_Text"><text:span text:style-name="T15"><text:s text:c="8"/></text:span></text:span><text:span text:style-name="Source_20_Text"><text:span text:style-name="T30">TimedCrowdsale</text:span></text:span><text:span text:style-name="Source_20_Text"><text:span text:style-name="T13">(openingTime, closingTime)</text:span></text:span></text:p>
      <text:p text:style-name="P2"><text:span text:style-name="Source_20_Text"><text:span text:style-name="T15"><text:s text:c="8"/></text:span></text:span><text:span text:style-name="Source_20_Text"><text:span text:style-name="T30">Crowdsale</text:span></text:span><text:span text:style-name="Source_20_Text"><text:span text:style-name="T13">(rate, wallet, token)</text:span></text:span></text:p>
      <text:p text:style-name="P2"><text:span text:style-name="Source_20_Text"><text:span text:style-name="T15"><text:s text:c="8"/></text:span></text:span><text:span text:style-name="Source_20_Text"><text:span text:style-name="T21">public</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27">// nice! this Crowdsale will keep all of the tokens until the end of the crowdsale</text:span></text:span></text:p>
      <text:p text:style-name="P2"><text:span text:style-name="Source_20_Text"><text:span text:style-name="T15"><text:s text:c="8"/></text:span></text:span><text:span text:style-name="Source_20_Text"><text:span text:style-name="T27">// and then users can `withdrawTokens()` to get the tokens they're owed</text:span></text:span></text:p>
      <text:p text:style-name="P2"><text:span text:style-name="Source_20_Text"><text:span text:style-name="T15"><text:s text:c="4"/></text:span></text:span><text:span text:style-name="Source_20_Text"><text:span text:style-name="T13">}</text:span></text:span></text:p>
      <text:p text:style-name="P4"><text:span text:style-name="Source_20_Text"><text:span text:style-name="T13">}</text:span></text:span></text:p>
      <text:h text:style-name="P19" text:outline-level="3"><text:bookmark text:name="refundablecrowdsale"/><text:soft-page-break/>RefundableCrowdsale</text:h>
      <text:p text:style-name="P9"><text:span text:style-name="T6">The </text:span><text:a xlink:type="simple" xlink:href="https://docs.openzeppelin.com/contracts/2.x/api/crowdsale#RefundableCrowdsale" text:style-name="Internet_20_link" text:visited-style-name="Visited_20_Internet_20_Link"><text:span text:style-name="Source_20_Text"><text:span text:style-name="T12">RefundableCrowdsale</text:span></text:span></text:a><text:span text:style-name="T6"> offers to refund users if a minimum goal is not reached. If the goal is not reached, the users can </text:span><text:a xlink:type="simple" xlink:href="https://docs.openzeppelin.com/contracts/2.x/api/crowdsale#RefundableCrowdsale-claimRefund-address-payable-" text:style-name="Internet_20_link" text:visited-style-name="Visited_20_Internet_20_Link"><text:span text:style-name="Source_20_Text"><text:span text:style-name="T12">claimRefund</text:span></text:span></text:a><text:span text:style-name="T6"> to get their Ether back.</text:span></text:p>
      <text:p text:style-name="P6"><text:span text:style-name="Source_20_Text"><text:span text:style-name="T21">contract</text:span></text:span><text:span text:style-name="Source_20_Text"><text:span text:style-name="T13"> </text:span></text:span><text:span text:style-name="Source_20_Text"><text:span text:style-name="T18">MyCrowdsale</text:span></text:span><text:span text:style-name="Source_20_Text"><text:span text:style-name="T13"> </text:span></text:span><text:span text:style-name="Source_20_Text"><text:span text:style-name="T21">is</text:span></text:span><text:span text:style-name="Source_20_Text"><text:span text:style-name="T13"> </text:span></text:span><text:span text:style-name="Source_20_Text"><text:span text:style-name="T18">Crowdsale</text:span></text:span><text:span text:style-name="Source_20_Text"><text:span text:style-name="T13">, </text:span></text:span><text:span text:style-name="Source_20_Text"><text:span text:style-name="T18">RefundableCrowdsale</text:span></text:span><text:span text:style-name="Source_20_Text"><text:span text:style-name="T13"> {</text:span></text:span></text:p>
      <text:p text:style-name="P3"/>
      <text:p text:style-name="P2"><text:span text:style-name="Source_20_Text"><text:span text:style-name="T15"><text:s text:c="4"/></text:span></text:span><text:span text:style-name="Source_20_Text"><text:span text:style-name="T21">constructor</text:span></text:span><text:span text:style-name="Source_20_Text"><text:span text:style-name="T13">(</text:span></text:span></text:p>
      <text:p text:style-name="P2"><text:span text:style-name="Source_20_Text"><text:span text:style-name="T15"><text:s text:c="8"/></text:span></text:span><text:span text:style-name="Source_20_Text"><text:span text:style-name="T21">uint256</text:span></text:span><text:span text:style-name="Source_20_Text"><text:span text:style-name="T13"> rate, <text:s text:c="11"/></text:span></text:span><text:span text:style-name="Source_20_Text"><text:span text:style-name="T27">// rate, in TKNbits</text:span></text:span></text:p>
      <text:p text:style-name="P2"><text:span text:style-name="Source_20_Text"><text:span text:style-name="T15"><text:s text:c="8"/></text:span></text:span><text:span text:style-name="Source_20_Text"><text:span text:style-name="T21">address</text:span></text:span><text:span text:style-name="Source_20_Text"><text:span text:style-name="T13"> </text:span></text:span><text:span text:style-name="Source_20_Text"><text:span text:style-name="T21">payable</text:span></text:span><text:span text:style-name="Source_20_Text"><text:span text:style-name="T13"> wallet, <text:s/></text:span></text:span><text:span text:style-name="Source_20_Text"><text:span text:style-name="T27">// wallet to send Ether</text:span></text:span></text:p>
      <text:p text:style-name="P2"><text:span text:style-name="Source_20_Text"><text:span text:style-name="T15"><text:s text:c="8"/></text:span></text:span><text:span text:style-name="Source_20_Text"><text:span text:style-name="T13">IERC20 token, <text:s text:c="11"/></text:span></text:span><text:span text:style-name="Source_20_Text"><text:span text:style-name="T27">// the token</text:span></text:span></text:p>
      <text:p text:style-name="P2"><text:span text:style-name="Source_20_Text"><text:span text:style-name="T15"><text:s text:c="8"/></text:span></text:span><text:span text:style-name="Source_20_Text"><text:span text:style-name="T21">uint256</text:span></text:span><text:span text:style-name="Source_20_Text"><text:span text:style-name="T13"> goal <text:s text:c="12"/></text:span></text:span><text:span text:style-name="Source_20_Text"><text:span text:style-name="T27">// the minimum goal, in wei</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30">RefundableCrowdsale</text:span></text:span><text:span text:style-name="Source_20_Text"><text:span text:style-name="T13">(goal)</text:span></text:span></text:p>
      <text:p text:style-name="P2"><text:span text:style-name="Source_20_Text"><text:span text:style-name="T15"><text:s text:c="8"/></text:span></text:span><text:span text:style-name="Source_20_Text"><text:span text:style-name="T30">Crowdsale</text:span></text:span><text:span text:style-name="Source_20_Text"><text:span text:style-name="T13">(rate, wallet, token)</text:span></text:span></text:p>
      <text:p text:style-name="P2"><text:span text:style-name="Source_20_Text"><text:span text:style-name="T15"><text:s text:c="8"/></text:span></text:span><text:span text:style-name="Source_20_Text"><text:span text:style-name="T21">public</text:span></text:span></text:p>
      <text:p text:style-name="P2"><text:span text:style-name="Source_20_Text"><text:span text:style-name="T15"><text:s text:c="4"/></text:span></text:span><text:span text:style-name="Source_20_Text"><text:span text:style-name="T13">{</text:span></text:span></text:p>
      <text:p text:style-name="P2"><text:span text:style-name="Source_20_Text"><text:span text:style-name="T15"><text:s text:c="8"/></text:span></text:span><text:span text:style-name="Source_20_Text"><text:span text:style-name="T27">// nice! this crowdsale will, if it doesn't hit `goal`, allow everyone to get their money back</text:span></text:span></text:p>
      <text:p text:style-name="P2"><text:span text:style-name="Source_20_Text"><text:span text:style-name="T15"><text:s text:c="8"/></text:span></text:span><text:span text:style-name="Source_20_Text"><text:span text:style-name="T27">// by calling claimRefund(...)</text:span></text:span></text:p>
      <text:p text:style-name="P2"><text:span text:style-name="Source_20_Text"><text:span text:style-name="T15"><text:s text:c="4"/></text:span></text:span><text:span text:style-name="Source_20_Text"><text:span text:style-name="T13">}</text:span></text:span></text:p>
      <text:p text:style-name="P4"><text:span text:style-name="Source_20_Text"><text:span text:style-name="T13">}</text:span></text:span></text:p>
      <text:p text:style-name="P1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apple-system" svg:font-family="apple-system, BlinkMacSystemFont, 'avenir next', avenir, 'helvetica neue', helvetica, ubuntu, roboto, noto, 'segoe ui', arial, sans-serif"/>
    <style:font-face style:name="var heading" svg:font-family="'var heading'"/>
    <style:font-face style:name="var monospace" svg:font-family="'va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5:42:10.198019149</meta:creation-date>
    <dc:date>2020-11-13T15:50:11.364685009</dc:date>
    <meta:editing-duration>PT7M59S</meta:editing-duration>
    <meta:editing-cycles>3</meta:editing-cycles>
    <meta:generator>LibreOffice/6.0.7.3$Linux_X86_64 LibreOffice_project/00m0$Build-3</meta:generator>
    <meta:document-statistic meta:table-count="0" meta:image-count="0" meta:object-count="0" meta:page-count="7" meta:paragraph-count="171" meta:word-count="1526" meta:character-count="9886" meta:non-whitespace-character-count="7797"/>
  </office:meta>
</office:document-meta>
</file>